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354cc" officeooo:paragraph-rsid="001354cc" style:font-weight-asian="normal" style:font-weight-complex="normal"/>
    </style:style>
    <style:style style:name="P5" style:family="paragraph" style:parent-style-name="Standard">
      <style:text-properties fo:language="en" fo:country="US" fo:font-weight="normal" officeooo:rsid="0018541f" officeooo:paragraph-rsid="0018541f" style:font-weight-asian="normal" style:font-weight-complex="normal"/>
    </style:style>
    <style:style style:name="P6" style:family="paragraph" style:parent-style-name="Standard">
      <style:text-properties fo:language="en" fo:country="US" officeooo:rsid="000bd90d" officeooo:paragraph-rsid="000bd90d"/>
    </style:style>
    <style:style style:name="P7" style:family="paragraph" style:parent-style-name="Standard">
      <style:text-properties fo:language="en" fo:country="US" officeooo:rsid="00153633" officeooo:paragraph-rsid="00153633"/>
    </style:style>
    <style:style style:name="P8" style:family="paragraph" style:parent-style-name="Standard">
      <style:text-properties fo:language="en" fo:country="US" officeooo:rsid="00153633" officeooo:paragraph-rsid="00173548"/>
    </style:style>
    <style:style style:name="P9" style:family="paragraph" style:parent-style-name="Standard">
      <style:text-properties fo:language="en" fo:country="US" officeooo:rsid="00153633" officeooo:paragraph-rsid="001b6b29"/>
    </style:style>
    <style:style style:name="P10" style:family="paragraph" style:parent-style-name="Standard">
      <style:text-properties fo:language="en" fo:country="US" officeooo:rsid="00153633" officeooo:paragraph-rsid="001bab91"/>
    </style:style>
    <style:style style:name="P11" style:family="paragraph" style:parent-style-name="Standard">
      <style:text-properties fo:language="en" fo:country="US" officeooo:rsid="00153633" officeooo:paragraph-rsid="001c1e80"/>
    </style:style>
    <style:style style:name="P12" style:family="paragraph" style:parent-style-name="Standard">
      <style:text-properties fo:language="en" fo:country="US" officeooo:rsid="00153633" officeooo:paragraph-rsid="001d1829"/>
    </style:style>
    <style:style style:name="P13" style:family="paragraph" style:parent-style-name="Standard">
      <style:text-properties fo:language="en" fo:country="US" officeooo:rsid="00153633" officeooo:paragraph-rsid="001fa3df"/>
    </style:style>
    <style:style style:name="P14" style:family="paragraph" style:parent-style-name="Standard">
      <style:text-properties fo:language="en" fo:country="US" officeooo:rsid="00153633" officeooo:paragraph-rsid="00215cd8"/>
    </style:style>
    <style:style style:name="P15" style:family="paragraph" style:parent-style-name="Standard">
      <style:text-properties fo:language="en" fo:country="US" officeooo:rsid="00153633" officeooo:paragraph-rsid="0023801b"/>
    </style:style>
    <style:style style:name="P16" style:family="paragraph" style:parent-style-name="Standard">
      <style:text-properties fo:language="en" fo:country="US" officeooo:rsid="00153633" officeooo:paragraph-rsid="00288b35"/>
    </style:style>
    <style:style style:name="P17" style:family="paragraph" style:parent-style-name="Standard">
      <style:text-properties fo:language="en" fo:country="US" officeooo:rsid="00153633" officeooo:paragraph-rsid="002e647c"/>
    </style:style>
    <style:style style:name="P18" style:family="paragraph" style:parent-style-name="Standard">
      <style:text-properties fo:language="en" fo:country="US" officeooo:rsid="00173548" officeooo:paragraph-rsid="00173548"/>
    </style:style>
    <style:style style:name="P19" style:family="paragraph" style:parent-style-name="Standard">
      <style:text-properties fo:language="en" fo:country="US" officeooo:rsid="0018541f" officeooo:paragraph-rsid="0018541f"/>
    </style:style>
    <style:style style:name="P20" style:family="paragraph" style:parent-style-name="Standard">
      <style:text-properties fo:language="en" fo:country="US" officeooo:paragraph-rsid="001bab91"/>
    </style:style>
    <style:style style:name="P21" style:family="paragraph" style:parent-style-name="Standard">
      <style:text-properties fo:language="en" fo:country="US" officeooo:rsid="001bab91" officeooo:paragraph-rsid="001bab91"/>
    </style:style>
    <style:style style:name="P22" style:family="paragraph" style:parent-style-name="Standard">
      <style:text-properties fo:language="en" fo:country="US" officeooo:rsid="001c1e80" officeooo:paragraph-rsid="001c1e80"/>
    </style:style>
    <style:style style:name="P23" style:family="paragraph" style:parent-style-name="Standard">
      <style:text-properties fo:language="en" fo:country="US" officeooo:rsid="001fa3df" officeooo:paragraph-rsid="001fa3df"/>
    </style:style>
    <style:style style:name="P24" style:family="paragraph" style:parent-style-name="Standard">
      <style:text-properties fo:language="en" fo:country="US" officeooo:rsid="00215cd8" officeooo:paragraph-rsid="00215cd8"/>
    </style:style>
    <style:style style:name="P25" style:family="paragraph" style:parent-style-name="Standard">
      <style:text-properties fo:language="en" fo:country="US" officeooo:rsid="0021b41e" officeooo:paragraph-rsid="0021b41e"/>
    </style:style>
    <style:style style:name="P26" style:family="paragraph" style:parent-style-name="Standard">
      <style:text-properties fo:language="en" fo:country="US" officeooo:rsid="0021b41e" officeooo:paragraph-rsid="0023801b"/>
    </style:style>
    <style:style style:name="P27" style:family="paragraph" style:parent-style-name="Standard">
      <style:text-properties fo:language="en" fo:country="US" officeooo:rsid="0023801b" officeooo:paragraph-rsid="0023801b"/>
    </style:style>
    <style:style style:name="P28" style:family="paragraph" style:parent-style-name="Standard">
      <style:text-properties fo:language="en" fo:country="US" officeooo:rsid="0023801b" officeooo:paragraph-rsid="002bc4dc"/>
    </style:style>
    <style:style style:name="P29" style:family="paragraph" style:parent-style-name="Standard" style:master-page-name="Standard">
      <style:paragraph-properties style:page-number="auto"/>
      <style:text-properties fo:language="en" fo:country="US" fo:font-weight="bold" officeooo:rsid="001b6b29" officeooo:paragraph-rsid="001b6b29" style:font-weight-asian="bold" style:font-weight-complex="bold"/>
    </style:style>
    <style:style style:name="P30" style:family="paragraph" style:parent-style-name="Standard">
      <style:text-properties fo:language="en" fo:country="US" officeooo:rsid="002b1fd4" officeooo:paragraph-rsid="002b1fd4"/>
    </style:style>
    <style:style style:name="P31" style:family="paragraph" style:parent-style-name="Standard">
      <style:text-properties fo:language="en" fo:country="US" officeooo:rsid="002bc4dc" officeooo:paragraph-rsid="002bc4dc"/>
    </style:style>
    <style:style style:name="P32" style:family="paragraph" style:parent-style-name="Standard">
      <style:text-properties fo:language="en" fo:country="US" officeooo:rsid="002d48ca" officeooo:paragraph-rsid="002d48ca"/>
    </style:style>
    <style:style style:name="P33" style:family="paragraph" style:parent-style-name="Standard">
      <style:text-properties fo:language="en" fo:country="US" officeooo:rsid="002e647c" officeooo:paragraph-rsid="002e647c"/>
    </style:style>
    <style:style style:name="T1" style:family="text">
      <style:text-properties officeooo:rsid="00066f4d"/>
    </style:style>
    <style:style style:name="T2" style:family="text">
      <style:text-properties officeooo:rsid="0006c574"/>
    </style:style>
    <style:style style:name="T3" style:family="text">
      <style:text-properties officeooo:rsid="00173548"/>
    </style:style>
    <style:style style:name="T4" style:family="text">
      <style:text-properties officeooo:rsid="0018541f"/>
    </style:style>
    <style:style style:name="T5" style:family="text">
      <style:text-properties officeooo:rsid="001b6b29"/>
    </style:style>
    <style:style style:name="T6" style:family="text">
      <style:text-properties officeooo:rsid="001bab91"/>
    </style:style>
    <style:style style:name="T7" style:family="text">
      <style:text-properties officeooo:rsid="001c1e80"/>
    </style:style>
    <style:style style:name="T8" style:family="text">
      <style:text-properties style:font-name="Times New Roman1" officeooo:rsid="001c1e80"/>
    </style:style>
    <style:style style:name="T9" style:family="text">
      <style:text-properties style:font-name="Times New Roman1" officeooo:rsid="001d1829"/>
    </style:style>
    <style:style style:name="T10" style:family="text">
      <style:text-properties style:font-name="Times New Roman1" officeooo:rsid="0023801b"/>
    </style:style>
    <style:style style:name="T11" style:family="text">
      <style:text-properties officeooo:rsid="001d1829"/>
    </style:style>
    <style:style style:name="T12" style:family="text">
      <style:text-properties officeooo:rsid="001de381"/>
    </style:style>
    <style:style style:name="T13" style:family="text">
      <style:text-properties officeooo:rsid="001fa3df"/>
    </style:style>
    <style:style style:name="T14" style:family="text">
      <style:text-properties officeooo:rsid="00215cd8"/>
    </style:style>
    <style:style style:name="T15" style:family="text">
      <style:text-properties officeooo:rsid="0021b41e"/>
    </style:style>
    <style:style style:name="T16" style:family="text">
      <style:text-properties officeooo:rsid="0023801b"/>
    </style:style>
    <style:style style:name="T17" style:family="text">
      <style:text-properties officeooo:rsid="00254399"/>
    </style:style>
    <style:style style:name="T18" style:family="text">
      <style:text-properties officeooo:rsid="00288b35"/>
    </style:style>
    <style:style style:name="T19" style:family="text">
      <style:text-properties officeooo:rsid="0029722d"/>
    </style:style>
    <style:style style:name="T20" style:family="text">
      <style:text-properties officeooo:rsid="002bc4dc"/>
    </style:style>
    <style:style style:name="T21" style:family="text">
      <style:text-properties officeooo:rsid="002d48ca"/>
    </style:style>
    <style:style style:name="T22" style:family="text">
      <style:text-properties officeooo:rsid="002e647c"/>
    </style:style>
    <style:style style:name="T23" style:family="text">
      <style:text-properties officeooo:rsid="002eb237"/>
    </style:style>
    <style:style style:name="T24" style:family="text">
      <style:text-properties officeooo:rsid="00302c57"/>
    </style:style>
    <style:style style:name="T25" style:family="text">
      <style:text-properties officeooo:rsid="00307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ome basic mathematics</text:p>
      <text:p text:style-name="P5">[text for <text:span text:style-name="T5">Basic-mathematics</text:span>.odp]</text:p>
      <text:p text:style-name="P3"/>
      <text:p text:style-name="P4">Welcome everyone!!</text:p>
      <text:p text:style-name="P1"/>
      <text:p text:style-name="P2">1.</text:p>
      <text:p text:style-name="P20"><text:span text:style-name="T1">In this</text:span><text:span text:style-name="T3"> </text:span><text:span text:style-name="T1">class </text:span><text:span text:style-name="T4">of the Audio Signal Processing for Music Applications course </text:span><text:span text:style-name="T1">I</text:span><text:span text:style-name="T2"> </text:span><text:span text:style-name="T6">go over some of the basic mathematics that are required to understand the</text:span><text:span text:style-name="T14"> equations and concept</text:span><text:span text:style-name="T25">s</text:span><text:span text:style-name="T14"> </text:span><text:span text:style-name="T6">that we will introduce </text:span><text:span text:style-name="T12">during </text:span><text:span text:style-name="T6">in the course </text:span><text:span text:style-name="T14">and that </text:span><text:span text:style-name="T18">are the basis for the</text:span><text:span text:style-name="T14"> signal processing </text:span><text:span text:style-name="T18">techniques</text:span><text:span text:style-name="T14"> </text:span><text:span text:style-name="T18">that will be developed</text:span><text:span text:style-name="T14">.</text:span></text:p>
      <text:p text:style-name="P10"/>
      <text:p text:style-name="P21">2.</text:p>
      <text:p text:style-name="P10"><text:span text:style-name="T12">In the course we</text:span><text:span text:style-name="T6"> will deal with discrete signals and discrete systems, thus we will require some background on discrete mathematics. </text:span><text:span text:style-name="T25">However n</text:span><text:span text:style-name="T6">o calculus </text:span><text:span text:style-name="T25">is </text:span><text:span text:style-name="T19">required </text:span><text:span text:style-name="T6">to follow this course. </text:span></text:p>
      <text:p text:style-name="P21"/>
      <text:p text:style-name="P10"><text:span text:style-name="T6">We need to be familiar with sinusoidal functions, understand complex numbers, and know about some linear algebra. The rest we will </text:span><text:span text:style-name="T19">hopefully </text:span><text:span text:style-name="T6">cover and explain </text:span><text:span text:style-name="T19">in</text:span><text:span text:style-name="T6"> the course.</text:span></text:p>
      <text:p text:style-name="P21"/>
      <text:p text:style-name="P10"><text:span text:style-name="T6">So let me overview what you should already know, or, </text:span><text:span text:style-name="T7">if you do not know it,</text:span><text:span text:style-name="T6"> </text:span><text:span text:style-name="T19">let me </text:span><text:span text:style-name="T6">identify what you should learn by yourself before continuing in this course. </text:span></text:p>
      <text:p text:style-name="P21"/>
      <text:p text:style-name="P21">3.</text:p>
      <text:p text:style-name="P10"><text:span text:style-name="T6">A sine wave, or sinusoid, is a mathematical curve that describes a smooth repetitive oscillation. It is named after the function sine, of which it is the graph. It occurs often </text:span><text:span text:style-name="T13">in</text:span><text:span text:style-name="T6"> physics, engineering, signal processing and many other fields. For us it is the basic building block </text:span><text:span text:style-name="T25">that make up</text:span><text:span text:style-name="T13"> all</text:span><text:span text:style-name="T6"> sounds </text:span><text:span text:style-name="T7">and </text:span><text:span text:style-name="T13">it is </text:span><text:span text:style-name="T7">of fundamental importance for Fourier analysis, which is the core of this course.</text:span></text:p>
      <text:p text:style-name="P21"/>
      <text:p text:style-name="P10"><text:span text:style-name="T7">A</text:span><text:span text:style-name="T6"> sinusoidal function can be expressed by this equation, </text:span></text:p>
      <text:p text:style-name="P21"/>
      <text:p text:style-name="P12"><text:span text:style-name="T11">by convention we use the cosine function, which it has the same shape than a sine function, but it is <text:s/>shifted by </text:span><text:span text:style-name="T16">pi </text:span><text:span text:style-name="T10">over </text:span><text:span text:style-name="T9">2. However we still call it a sinusodal function.</text:span></text:p>
      <text:p text:style-name="P21"/>
      <text:p text:style-name="P21">A, the amplitude, is the peak deviation of the function from zero,</text:p>
      <text:p text:style-name="P21"/>
      <text:p text:style-name="P10"><text:span text:style-name="T7">omega,</text:span><text:span text:style-name="T6"> the angular frequency, is the rate of change of the function argument in units of radians per second,</text:span></text:p>
      <text:p text:style-name="P21"/>
      <text:p text:style-name="P16"><text:span text:style-name="T6">f, the frequency, </text:span><text:span text:style-name="T18">which is</text:span><text:span text:style-name="T7"> </text:span><text:span text:style-name="T16">omega divided by</text:span><text:span text:style-name="T6"> </text:span><text:span text:style-name="T7">2</text:span><text:span text:style-name="T8"> </text:span><text:span text:style-name="T10">pi</text:span><text:span text:style-name="T6">, is the number of oscillations (cycles) that occur each second of time.</text:span></text:p>
      <text:p text:style-name="P21"/>
      <text:p text:style-name="P10"><text:span text:style-name="T16">p</text:span><text:span text:style-name="T7">hi, </text:span><text:span text:style-name="T6">the phase, specifies (in radians) where in its cycle the oscillation is at t </text:span><text:span text:style-name="T16">equal</text:span><text:span text:style-name="T6"> 0.</text:span></text:p>
      <text:p text:style-name="P21"/>
      <text:p text:style-name="P10"><text:span text:style-name="T6">When </text:span><text:span text:style-name="T16">phi</text:span><text:span text:style-name="T6"> is non-zero, the entire waveform appears to be shifted in time. A negative value represents a delay, and a positive value represents an advance.</text:span></text:p>
      <text:p text:style-name="P21"/>
      <text:p text:style-name="P11"><text:span text:style-name="T7">t is the varying argument of the function, is the time in seconds. </text:span><text:span text:style-name="T11">This is a time-varying function.</text:span></text:p>
      <text:p text:style-name="P21"/>
      <text:p text:style-name="P22">4.</text:p>
      <text:p text:style-name="P13"><text:span text:style-name="T13">The most com</text:span><text:span text:style-name="T14">m</text:span><text:span text:style-name="T13">on visual representation of a sinusoid is this one, </text:span><text:span text:style-name="T14">in which we</text:span><text:span text:style-name="T13"> plot the amplitude of the sinusoid along time.</text:span></text:p>
      <text:p text:style-name="P23"/>
      <text:p text:style-name="P14"><text:span text:style-name="T13">For all our calculations and plot</text:span><text:span text:style-name="T14">s</text:span><text:span text:style-name="T13"> </text:span><text:span text:style-name="T14">done </text:span><text:span text:style-name="T13">during the course</text:span><text:span text:style-name="T14">, including the asignments,</text:span><text:span text:style-name="T13"> we will be using </text:span><text:soft-page-break/><text:span text:style-name="T13">the programing language Pyt</text:span><text:span text:style-name="T14">hon. </text:span><text:span text:style-name="T13"><text:s/></text:span><text:span text:style-name="T14">H</text:span><text:span text:style-name="T13">ere is the code with which we have computed this particular sinewave. The amplitude is .8, the frequency </text:span><text:span text:style-name="T14">is </text:span><text:span text:style-name="T13">2 Hz, the initial phase </text:span><text:span text:style-name="T14">is </text:span><text:span text:style-name="T13">pi/2 and the time goes from -1 to 1 seconds. During the theory classes we will </text:span><text:span text:style-name="T14">show</text:span><text:span text:style-name="T13"> much of </text:span><text:span text:style-name="T14">code, just the results</text:span><text:span text:style-name="T13">, but we will have dedicated classes for </text:span><text:span text:style-name="T14">the programming approach to all what we explain here</text:span><text:span text:style-name="T13">. </text:span></text:p>
      <text:p text:style-name="P23"/>
      <text:p text:style-name="P23">5.</text:p>
      <text:p text:style-name="P13"><text:span text:style-name="T13">A complex number is a number that can be expressed in the form </text:span><text:span text:style-name="T14">a</text:span><text:span text:style-name="T13"> + j</text:span><text:span text:style-name="T14">b</text:span><text:span text:style-name="T13">, where a and b are real numbers and </text:span><text:span text:style-name="T14">j</text:span><text:span text:style-name="T13"> is the imaginary unit.</text:span></text:p>
      <text:p text:style-name="P23"/>
      <text:p text:style-name="P14"><text:span text:style-name="T14">We can display complex numbers in the complex plane, </text:span><text:span text:style-name="T17">plane </text:span><text:span text:style-name="T14">in which the horizontal axis shows the real part of the numbers and the vertical axis shows their imaginary parts.</text:span></text:p>
      <text:p text:style-name="P24"/>
      <text:p text:style-name="P24">6.</text:p>
      <text:p text:style-name="P25">A complex number can be represented in two ways, in what we call rectangular form or in what we call polar form.</text:p>
      <text:p text:style-name="P25"/>
      <text:p text:style-name="P25">In reactangular form we simply express the values for the real and imaginary components of the number, thus a and b.</text:p>
      <text:p text:style-name="P25"/>
      <text:p text:style-name="P25">In polar form we consider the complex number as a position vector in the complex space, thus with a magnitude, A, and an angle, phi. The amplitude and the angle can be computed from the a and b values.</text:p>
      <text:p text:style-name="P25"/>
      <text:p text:style-name="P25">The polar form representation makes the sum and multiplications operations of complex numbers more intuitive and for us that will be a great advantage, so we will basically use the polar form representation of complex numbers and functions whenever possible.</text:p>
      <text:p text:style-name="P25"/>
      <text:p text:style-name="P25">7.</text:p>
      <text:p text:style-name="P26">Euler's formula is a mathematical formula that establishes the fundamental relationship between the trigonometric functions and the complex exponential function. </text:p>
      <text:p text:style-name="P26"/>
      <text:p text:style-name="P15"><text:span text:style-name="T15">Euler's formula states that, for any real number </text:span><text:span text:style-name="T16">phi</text:span><text:span text:style-name="T15">, </text:span><text:span text:style-name="T16">e to the power of j phi is equal to the cosine of phi plus j sine of phi, where e is the base of the natural logarithm.</text:span></text:p>
      <text:p text:style-name="P27"/>
      <text:p text:style-name="P27">The physicist Richard Feynman called the equation "the most remarkable formula in mathematics.</text:p>
      <text:p text:style-name="P27"/>
      <text:p text:style-name="P27">Basically it is a very nice way to go from polar to reactangular forms of a complex number. <text:s/>e to the power of j phi is a complex number expressed in polar form, thus with amplitude 1 and angle phi. Using Euler's equation we can see that the value of its real component is cosine of phi and the value of its imaginary component is the sine of phi. </text:p>
      <text:p text:style-name="P27"/>
      <text:p text:style-name="P27">We can also go from polar to rectangular forms with these 2 equations. The real part of the number, cosine of phi, is equal to e to the power of j phi plus <text:s/>e to the power of minus j phi, divided by 2.</text:p>
      <text:p text:style-name="P27"/>
      <text:p text:style-name="P27">The imaginary part of the number, sine of phi, is equal to e to the power of j phi minus e to the power of minus j phi, divided by 2 j.</text:p>
      <text:p text:style-name="P27"/>
      <text:p text:style-name="P27">This formula will be fundamental to understand the Discrete Fourier Transform.</text:p>
      <text:p text:style-name="P27"/>
      <text:p text:style-name="P27">8.</text:p>
      <text:p text:style-name="P27">Now that we know about sinusoids, complex numbers and about Euler's formula, we can introduce <text:soft-page-break/>complex sinusoids.</text:p>
      <text:p text:style-name="P27"/>
      <text:p text:style-name="P30">A complex sinusoid can be expressed by this equation, either in polar form or rectangular form, using Euler's formula to go from one to the other.</text:p>
      <text:p text:style-name="P30"/>
      <text:p text:style-name="P30">A is the amplitude, omega sub 0 the angular frequency, and theta the initial phase.</text:p>
      <text:p text:style-name="P30"/>
      <text:p text:style-name="P31">We will normally be working with real signals, thus real sinusoids, and we will have to go from the complex sinusoids, the ones that the Fourier transform understands, to real sinusoids. For this we will be using these equations, which are derived from the inverse Euler's formula. This basically says that by summing to complex sinusoids we can cancel the imaginary components of the sinusoids and keep only the real part.</text:p>
      <text:p text:style-name="P31"/>
      <text:p text:style-name="P31">9.</text:p>
      <text:p text:style-name="P31">The plot of a complex sinusoid is not easy, we would need to plot it in a 3D space. A common alternative is to plot the rela and imaginary components as to separate functions, like in this plot.</text:p>
      <text:p text:style-name="P31"/>
      <text:p text:style-name="P31">The complex sinusoids are the basis functions used in Fourier analysis and thus it is important to be familiar with them.</text:p>
      <text:p text:style-name="P31"/>
      <text:p text:style-name="P31">10.</text:p>
      <text:p text:style-name="P28"><text:span text:style-name="T20">Now let</text:span><text:span text:style-name="T21">'s</text:span><text:span text:style-name="T20"> talk about the dot or scalar product, a common algebraic operation between sequences.</text:span></text:p>
      <text:p text:style-name="P31"/>
      <text:p text:style-name="P31">The scalar product is an operation that takes two equal-length sequences of numbers and returns a single number. This operation can be defined either algebraically or geometrically. Algebraically, it is the sum of the products of the corresponding entries of the two sequences of numbers. Geometrically, it is the product of the magnitudes of the two vectors and the cosine of the angle between them. </text:p>
      <text:p text:style-name="P31"/>
      <text:p text:style-name="P32">11.</text:p>
      <text:p text:style-name="P32">An important property of the scalar product is that when two sequences are orthogonal their scalar product is equal to 0.</text:p>
      <text:p text:style-name="P32"/>
      <text:p text:style-name="P33">Geometrically it can be understood as the projection of one sequence into the other. In a two dimensional space, sequences to size 2, two orthogonal vectors are represented by these arrows in the plot, and their scalar product is equal to zero.</text:p>
      <text:p text:style-name="P33"/>
      <text:p text:style-name="P33">This is the basic operation that is perform by the Discrete Fourier Transform.</text:p>
      <text:p text:style-name="P33"/>
      <text:p text:style-name="P33">12.</text:p>
      <text:p text:style-name="P33">Another concept that will appear in our signal analysis will be the concept of even and odd functions.</text:p>
      <text:p text:style-name="P33"/>
      <text:p text:style-name="P33">A function f(a) is even if f(-a) = f(a). We say that this function is symmetric.</text:p>
      <text:p text:style-name="P33"/>
      <text:p text:style-name="P33">A function f(a) is odd if f(-a) = -f(a). We say that this function is antisymmetric.</text:p>
      <text:p text:style-name="P33"/>
      <text:p text:style-name="P33">The cosine function is even and the sine function is odd. This can be shown in these plots.</text:p>
      <text:p text:style-name="P32"/>
      <text:p text:style-name="P33">13.</text:p>
      <text:p text:style-name="P17"><text:span text:style-name="T22">The last math operation I want to mention </text:span><text:span text:style-name="T23">is </text:span><text:span text:style-name="T22">the convolution of sequences.</text:span></text:p>
      <text:p text:style-name="P33"/>
      <text:p text:style-name="P33"><text:soft-page-break/></text:p>
      <text:p text:style-name="P32"/>
      <text:p text:style-name="P7">1<text:span text:style-name="T17">4</text:span>.</text:p>
      <text:p text:style-name="P8"><text:span text:style-name="T3">Most of the text references </text:span><text:span text:style-name="T4">I used</text:span><text:span text:style-name="T3"> come from Wikipedia </text:span><text:span text:style-name="T5">and </text:span><text:span text:style-name="T17">from </text:span><text:span text:style-name="T5">the </text:span><text:span text:style-name="T17">website of</text:span><text:span text:style-name="T5"> Julius Smith </text:span><text:span text:style-name="T22">on the Mathematics of the Discrete Fourier Transform</text:span><text:span text:style-name="T5">.</text:span></text:p>
      <text:p text:style-name="P18"/>
      <text:p text:style-name="P18"/>
      <text:p text:style-name="P19">---------------</text:p>
      <text:p text:style-name="P6"/>
      <text:p text:style-name="P9">This is all for this<text:span text:style-name="T3"> </text:span>class. We <text:span text:style-name="T3">have done a </text:span><text:span text:style-name="T22">very quick overview of some math concepts </text:span><text:span text:style-name="T24">that will be very much needed throughout the course</text:span><text:span text:style-name="T22">. Please make sure that you get a grasp of them before starting </text:span><text:span text:style-name="T24">all the Fourier topics</text:span><text:span text:style-name="T22">.</text:span></text:p>
      <text:p text:style-name="P9"/>
      <text:p text:style-name="P9"/>
      <text:p text:style-name="P18">Thanks for you<text:span text:style-name="T19">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05T23:37:42</dc:date>
    <dc:creator>xavier serra</dc:creator>
    <meta:editing-duration>PT8H59M38S</meta:editing-duration>
    <meta:editing-cycles>18</meta:editing-cycles>
    <meta:generator>LibreOffice/4.0.6.2$MacOSX_x86 LibreOffice_project/2e2573268451a50806fcd60ae2d9fe01dd0ce24</meta:generator>
    <meta:document-statistic meta:table-count="0" meta:image-count="0" meta:object-count="0" meta:page-count="4" meta:paragraph-count="65" meta:word-count="1397" meta:character-count="7830" meta:non-whitespace-character-count="6487"/>
  </office:meta>
</office:document-meta>
</file>